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0.4878in" svg:y="0.5894in">
            <draw:object draw:notify-on-update-of-ranges="Sheet1.E8:Sheet1.E28 Sheet1.E7:Sheet1.E7 Sheet1.A8:Sheet1.A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10.4933in" svg:y="4.3157in">
            <draw:object draw:notify-on-update-of-ranges="Sheet1.C8:Sheet1.C28 Sheet1.C7:Sheet1.C7 Sheet1.A8:Sheet1.A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.1984in" svg:y="5.4909in">
            <draw:object draw:notify-on-update-of-ranges="Sheet1.B8:Sheet1.B28 Sheet1.A8:Sheet1.A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DO 300F sender cur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For Rdivider meth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or Isrc method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office:value-type="string" calcext:value-type="string">
            <text:p>Vout (Isrc)</text:p>
          </table:table-cell>
          <table:table-cell office:value-type="string" calcext:value-type="string">
            <text:p>Iout (Isrc)</text:p>
          </table:table-cell>
          <table:table-cell office:value-type="string" calcext:value-type="string">
            <text:p>Vout (Rdiv)</text:p>
          </table:table-cell>
          <table:table-cell office:value-type="string" calcext:value-type="string">
            <text:p>Iout (Rdiv)</text:p>
          </table:table-cell>
          <table:table-cell office:value-type="string" calcext:value-type="string">
            <text:p>Pout(Isrc) (mW)</text:p>
          </table:table-cell>
          <table:table-cell office:value-type="string" calcext:value-type="string">
            <text:p>Vout (counts) (isrc)</text:p>
          </table:table-cell>
          <table:table-cell office:value-type="string" calcext:value-type="string">
            <text:p>V/Vb</text:p>
          </table:table-cell>
          <table:table-cell office:value-type="string" calcext:value-type="string">
            <text:p>Temp (Rd method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 table:formula="of:=[.$C$5]/1000*[.B8]" office:value-type="float" office:value="1.61" calcext:value-type="float">
            <text:p>1.61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8]/([.B8]+[.$C$4]))" office:value-type="float" office:value="1.65979381443299" calcext:value-type="float">
            <text:p>1.65979381443299</text:p>
          </table:table-cell>
          <table:table-cell table:formula="of:=1000*[.$C$3]/([.$C$4]+[.B8])" office:value-type="float" office:value="5.15463917525773" calcext:value-type="float">
            <text:p>5.15463917525773</text:p>
          </table:table-cell>
          <table:table-cell table:formula="of:=[.D8]*[.C8]" office:value-type="float" office:value="8.05" calcext:value-type="float">
            <text:p>8.05</text:p>
          </table:table-cell>
          <table:table-cell table:formula="of:=FLOOR([.C8]*4096/2)" office:value-type="float" office:value="3297" calcext:value-type="float">
            <text:p>3297</text:p>
          </table:table-cell>
          <table:table-cell table:formula="of:=[.E8]/[.$C$3]" office:value-type="float" office:value="0.127676447264076" calcext:value-type="float">
            <text:p>0.127676447264076</text:p>
          </table:table-cell>
          <table:table-cell table:formula="of:=773.884147*(([.I8]*[.$C$4])/(1-[.I8]))^-0.316344914" office:value-type="float" office:value="124.545631826104" calcext:value-type="float">
            <text:p>124.5456318261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6" calcext:value-type="float">
            <text:p>266</text:p>
          </table:table-cell>
          <table:table-cell table:formula="of:=[.$C$5]/1000*[.B9]" office:value-type="float" office:value="1.33" calcext:value-type="float">
            <text:p>1.33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9]/([.B9]+[.$C$4]))" office:value-type="float" office:value="1.40227088402271" calcext:value-type="float">
            <text:p>1.40227088402271</text:p>
          </table:table-cell>
          <table:table-cell table:formula="of:=1000*[.$C$3]/([.$C$4]+[.B9])" office:value-type="float" office:value="5.27169505271695" calcext:value-type="float">
            <text:p>5.27169505271695</text:p>
          </table:table-cell>
          <table:table-cell table:formula="of:=[.D9]*[.C9]" office:value-type="float" office:value="6.65" calcext:value-type="float">
            <text:p>6.65</text:p>
          </table:table-cell>
          <table:table-cell table:formula="of:=FLOOR([.C9]*4096/2)" office:value-type="float" office:value="2723" calcext:value-type="float">
            <text:p>2723</text:p>
          </table:table-cell>
          <table:table-cell table:formula="of:=[.E9]/[.$C$3]" office:value-type="float" office:value="0.10786699107867" calcext:value-type="float">
            <text:p>0.10786699107867</text:p>
          </table:table-cell>
          <table:table-cell table:formula="of:=773.884147*(([.I9]*[.$C$4])/(1-[.I9]))^-0.316344914" office:value-type="float" office:value="132.30521943931" calcext:value-type="float">
            <text:p>132.30521943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table:formula="of:=[.$C$5]/1000*[.B10]" office:value-type="float" office:value="1.105" calcext:value-type="float">
            <text:p>1.1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0]/([.B10]+[.$C$4]))" office:value-type="float" office:value="1.18669971086328" calcext:value-type="float">
            <text:p>1.18669971086328</text:p>
          </table:table-cell>
          <table:table-cell table:formula="of:=1000*[.$C$3]/([.$C$4]+[.B10])" office:value-type="float" office:value="5.3696819496076" calcext:value-type="float">
            <text:p>5.3696819496076</text:p>
          </table:table-cell>
          <table:table-cell table:formula="of:=[.D10]*[.C10]" office:value-type="float" office:value="5.525" calcext:value-type="float">
            <text:p>5.525</text:p>
          </table:table-cell>
          <table:table-cell table:formula="of:=FLOOR([.C10]*4096/2)" office:value-type="float" office:value="2263" calcext:value-type="float">
            <text:p>2263</text:p>
          </table:table-cell>
          <table:table-cell table:formula="of:=[.E10]/[.$C$3]" office:value-type="float" office:value="0.0912845931433292" calcext:value-type="float">
            <text:p>0.091284593143329</text:p>
          </table:table-cell>
          <table:table-cell table:formula="of:=773.884147*(([.I10]*[.$C$4])/(1-[.I10]))^-0.316344914" office:value-type="float" office:value="140.294090524281" calcext:value-type="float">
            <text:p>140.2940905242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table:formula="of:=[.$C$5]/1000*[.B11]" office:value-type="float" office:value="0.925" calcext:value-type="float">
            <text:p>0.92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1]/([.B11]+[.$C$4]))" office:value-type="float" office:value="1.0083857442348" calcext:value-type="float">
            <text:p>1.0083857442348</text:p>
          </table:table-cell>
          <table:table-cell table:formula="of:=1000*[.$C$3]/([.$C$4]+[.B11])" office:value-type="float" office:value="5.45073375262055" calcext:value-type="float">
            <text:p>5.45073375262055</text:p>
          </table:table-cell>
          <table:table-cell table:formula="of:=[.D11]*[.C11]" office:value-type="float" office:value="4.625" calcext:value-type="float">
            <text:p>4.625</text:p>
          </table:table-cell>
          <table:table-cell table:formula="of:=FLOOR([.C11]*4096/2)" office:value-type="float" office:value="1894" calcext:value-type="float">
            <text:p>1894</text:p>
          </table:table-cell>
          <table:table-cell table:formula="of:=[.E11]/[.$C$3]" office:value-type="float" office:value="0.0775681341719078" calcext:value-type="float">
            <text:p>0.077568134171908</text:p>
          </table:table-cell>
          <table:table-cell table:formula="of:=773.884147*(([.I11]*[.$C$4])/(1-[.I11]))^-0.316344914" office:value-type="float" office:value="148.411551347684" calcext:value-type="float">
            <text:p>148.4115513476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[.$C$5]/1000*[.B12]" office:value-type="float" office:value="0.775" calcext:value-type="float">
            <text:p>0.77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2]/([.B12]+[.$C$4]))" office:value-type="float" office:value="0.855626326963907" calcext:value-type="float">
            <text:p>0.855626326963907</text:p>
          </table:table-cell>
          <table:table-cell table:formula="of:=1000*[.$C$3]/([.$C$4]+[.B12])" office:value-type="float" office:value="5.52016985138004" calcext:value-type="float">
            <text:p>5.52016985138004</text:p>
          </table:table-cell>
          <table:table-cell table:formula="of:=[.D12]*[.C12]" office:value-type="float" office:value="3.875" calcext:value-type="float">
            <text:p>3.875</text:p>
          </table:table-cell>
          <table:table-cell table:formula="of:=FLOOR([.C12]*4096/2)" office:value-type="float" office:value="1587" calcext:value-type="float">
            <text:p>1587</text:p>
          </table:table-cell>
          <table:table-cell table:formula="of:=[.E12]/[.$C$3]" office:value-type="float" office:value="0.0658174097664543" calcext:value-type="float">
            <text:p>0.065817409766454</text:p>
          </table:table-cell>
          <table:table-cell table:formula="of:=773.884147*(([.I12]*[.$C$4])/(1-[.I12]))^-0.316344914" office:value-type="float" office:value="156.955181529659" calcext:value-type="float">
            <text:p>156.9551815296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formula="of:=[.$C$5]/1000*[.B13]" office:value-type="float" office:value="0.655" calcext:value-type="float">
            <text:p>0.65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3]/([.B13]+[.$C$4]))" office:value-type="float" office:value="0.730587730587731" calcext:value-type="float">
            <text:p>0.730587730587731</text:p>
          </table:table-cell>
          <table:table-cell table:formula="of:=1000*[.$C$3]/([.$C$4]+[.B13])" office:value-type="float" office:value="5.57700557700558" calcext:value-type="float">
            <text:p>5.57700557700558</text:p>
          </table:table-cell>
          <table:table-cell table:formula="of:=[.D13]*[.C13]" office:value-type="float" office:value="3.275" calcext:value-type="float">
            <text:p>3.275</text:p>
          </table:table-cell>
          <table:table-cell table:formula="of:=FLOOR([.C13]*4096/2)" office:value-type="float" office:value="1341" calcext:value-type="float">
            <text:p>1341</text:p>
          </table:table-cell>
          <table:table-cell table:formula="of:=[.E13]/[.$C$3]" office:value-type="float" office:value="0.0561990561990562" calcext:value-type="float">
            <text:p>0.056199056199056</text:p>
          </table:table-cell>
          <table:table-cell table:formula="of:=773.884147*(([.I13]*[.$C$4])/(1-[.I13]))^-0.316344914" office:value-type="float" office:value="165.534280047795" calcext:value-type="float">
            <text:p>165.5342800477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table:formula="of:=[.$C$5]/1000*[.B14]" office:value-type="float" office:value="0.56" calcext:value-type="float">
            <text:p>0.56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4]/([.B14]+[.$C$4]))" office:value-type="float" office:value="0.629757785467128" calcext:value-type="float">
            <text:p>0.629757785467128</text:p>
          </table:table-cell>
          <table:table-cell table:formula="of:=1000*[.$C$3]/([.$C$4]+[.B14])" office:value-type="float" office:value="5.62283737024221" calcext:value-type="float">
            <text:p>5.62283737024221</text:p>
          </table:table-cell>
          <table:table-cell table:formula="of:=[.D14]*[.C14]" office:value-type="float" office:value="2.8" calcext:value-type="float">
            <text:p>2.8</text:p>
          </table:table-cell>
          <table:table-cell table:formula="of:=FLOOR([.C14]*4096/2)" office:value-type="float" office:value="1146" calcext:value-type="float">
            <text:p>1146</text:p>
          </table:table-cell>
          <table:table-cell table:formula="of:=[.E14]/[.$C$3]" office:value-type="float" office:value="0.0484429065743945" calcext:value-type="float">
            <text:p>0.048442906574395</text:p>
          </table:table-cell>
          <table:table-cell table:formula="of:=773.884147*(([.I14]*[.$C$4])/(1-[.I14]))^-0.316344914" office:value-type="float" office:value="173.946722858268" calcext:value-type="float">
            <text:p>173.9467228582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formula="of:=[.$C$5]/1000*[.B15]" office:value-type="float" office:value="0.48" calcext:value-type="float">
            <text:p>0.48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5]/([.B15]+[.$C$4]))" office:value-type="float" office:value="0.543554006968641" calcext:value-type="float">
            <text:p>0.543554006968641</text:p>
          </table:table-cell>
          <table:table-cell table:formula="of:=1000*[.$C$3]/([.$C$4]+[.B15])" office:value-type="float" office:value="5.66202090592335" calcext:value-type="float">
            <text:p>5.66202090592335</text:p>
          </table:table-cell>
          <table:table-cell table:formula="of:=[.D15]*[.C15]" office:value-type="float" office:value="2.4" calcext:value-type="float">
            <text:p>2.4</text:p>
          </table:table-cell>
          <table:table-cell table:formula="of:=FLOOR([.C15]*4096/2)" office:value-type="float" office:value="983" calcext:value-type="float">
            <text:p>983</text:p>
          </table:table-cell>
          <table:table-cell table:formula="of:=[.E15]/[.$C$3]" office:value-type="float" office:value="0.0418118466898955" calcext:value-type="float">
            <text:p>0.041811846689896</text:p>
          </table:table-cell>
          <table:table-cell table:formula="of:=773.884147*(([.I15]*[.$C$4])/(1-[.I15]))^-0.316344914" office:value-type="float" office:value="182.639423441202" calcext:value-type="float">
            <text:p>182.6394234412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table:formula="of:=[.$C$5]/1000*[.B16]" office:value-type="float" office:value="0.415" calcext:value-type="float">
            <text:p>0.41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6]/([.B16]+[.$C$4]))" office:value-type="float" office:value="0.472623740692072" calcext:value-type="float">
            <text:p>0.472623740692072</text:p>
          </table:table-cell>
          <table:table-cell table:formula="of:=1000*[.$C$3]/([.$C$4]+[.B16])" office:value-type="float" office:value="5.69426193604906" calcext:value-type="float">
            <text:p>5.69426193604906</text:p>
          </table:table-cell>
          <table:table-cell table:formula="of:=[.D16]*[.C16]" office:value-type="float" office:value="2.075" calcext:value-type="float">
            <text:p>2.075</text:p>
          </table:table-cell>
          <table:table-cell table:formula="of:=FLOOR([.C16]*4096/2)" office:value-type="float" office:value="849" calcext:value-type="float">
            <text:p>849</text:p>
          </table:table-cell>
          <table:table-cell table:formula="of:=[.E16]/[.$C$3]" office:value-type="float" office:value="0.0363556723609286" calcext:value-type="float">
            <text:p>0.036355672360929</text:p>
          </table:table-cell>
          <table:table-cell table:formula="of:=773.884147*(([.I16]*[.$C$4])/(1-[.I16]))^-0.316344914" office:value-type="float" office:value="191.24291560929" calcext:value-type="float">
            <text:p>191.242915609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table:formula="of:=[.$C$5]/1000*[.B17]" office:value-type="float" office:value="0.355" calcext:value-type="float">
            <text:p>0.35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7]/([.B17]+[.$C$4]))" office:value-type="float" office:value="0.406428885953325" calcext:value-type="float">
            <text:p>0.406428885953325</text:p>
          </table:table-cell>
          <table:table-cell table:formula="of:=1000*[.$C$3]/([.$C$4]+[.B17])" office:value-type="float" office:value="5.72435050638485" calcext:value-type="float">
            <text:p>5.72435050638485</text:p>
          </table:table-cell>
          <table:table-cell table:formula="of:=[.D17]*[.C17]" office:value-type="float" office:value="1.775" calcext:value-type="float">
            <text:p>1.775</text:p>
          </table:table-cell>
          <table:table-cell table:formula="of:=FLOOR([.C17]*4096/2)" office:value-type="float" office:value="727" calcext:value-type="float">
            <text:p>727</text:p>
          </table:table-cell>
          <table:table-cell table:formula="of:=[.E17]/[.$C$3]" office:value-type="float" office:value="0.031263760457948" calcext:value-type="float">
            <text:p>0.031263760457948</text:p>
          </table:table-cell>
          <table:table-cell table:formula="of:=773.884147*(([.I17]*[.$C$4])/(1-[.I17]))^-0.316344914" office:value-type="float" office:value="200.927688052291" calcext:value-type="float">
            <text:p>200.9276880522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table:formula="of:=[.$C$5]/1000*[.B18]" office:value-type="float" office:value="0.31" calcext:value-type="float">
            <text:p>0.31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8]/([.B18]+[.$C$4]))" office:value-type="float" office:value="0.35632183908046" calcext:value-type="float">
            <text:p>0.35632183908046</text:p>
          </table:table-cell>
          <table:table-cell table:formula="of:=1000*[.$C$3]/([.$C$4]+[.B18])" office:value-type="float" office:value="5.74712643678161" calcext:value-type="float">
            <text:p>5.74712643678161</text:p>
          </table:table-cell>
          <table:table-cell table:formula="of:=[.D18]*[.C18]" office:value-type="float" office:value="1.55" calcext:value-type="float">
            <text:p>1.55</text:p>
          </table:table-cell>
          <table:table-cell table:formula="of:=FLOOR([.C18]*4096/2)" office:value-type="float" office:value="634" calcext:value-type="float">
            <text:p>634</text:p>
          </table:table-cell>
          <table:table-cell table:formula="of:=[.E18]/[.$C$3]" office:value-type="float" office:value="0.0274093722369584" calcext:value-type="float">
            <text:p>0.027409372236959</text:p>
          </table:table-cell>
          <table:table-cell table:formula="of:=773.884147*(([.I18]*[.$C$4])/(1-[.I18]))^-0.316344914" office:value-type="float" office:value="209.730675376221" calcext:value-type="float">
            <text:p>209.7306753762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$C$5]/1000*[.B19]" office:value-type="float" office:value="0.27" calcext:value-type="float">
            <text:p>0.27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9]/([.B19]+[.$C$4]))" office:value-type="float" office:value="0.311446317657498" calcext:value-type="float">
            <text:p>0.311446317657498</text:p>
          </table:table-cell>
          <table:table-cell table:formula="of:=1000*[.$C$3]/([.$C$4]+[.B19])" office:value-type="float" office:value="5.76752440106477" calcext:value-type="float">
            <text:p>5.76752440106477</text:p>
          </table:table-cell>
          <table:table-cell table:formula="of:=[.D19]*[.C19]" office:value-type="float" office:value="1.35" calcext:value-type="float">
            <text:p>1.35</text:p>
          </table:table-cell>
          <table:table-cell table:formula="of:=FLOOR([.C19]*4096/2)" office:value-type="float" office:value="552" calcext:value-type="float">
            <text:p>552</text:p>
          </table:table-cell>
          <table:table-cell table:formula="of:=[.E19]/[.$C$3]" office:value-type="float" office:value="0.0239574090505768" calcext:value-type="float">
            <text:p>0.023957409050577</text:p>
          </table:table-cell>
          <table:table-cell table:formula="of:=773.884147*(([.I19]*[.$C$4])/(1-[.I19]))^-0.316344914" office:value-type="float" office:value="219.099807137026" calcext:value-type="float">
            <text:p>219.0998071370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table:formula="of:=[.$C$5]/1000*[.B20]" office:value-type="float" office:value="0.235" calcext:value-type="float">
            <text:p>0.23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0]/([.B20]+[.$C$4]))" office:value-type="float" office:value="0.271918113039608" calcext:value-type="float">
            <text:p>0.271918113039608</text:p>
          </table:table-cell>
          <table:table-cell table:formula="of:=1000*[.$C$3]/([.$C$4]+[.B20])" office:value-type="float" office:value="5.78549176680018" calcext:value-type="float">
            <text:p>5.78549176680018</text:p>
          </table:table-cell>
          <table:table-cell table:formula="of:=[.D20]*[.C20]" office:value-type="float" office:value="1.175" calcext:value-type="float">
            <text:p>1.175</text:p>
          </table:table-cell>
          <table:table-cell table:formula="of:=FLOOR([.C20]*4096/2)" office:value-type="float" office:value="481" calcext:value-type="float">
            <text:p>481</text:p>
          </table:table-cell>
          <table:table-cell table:formula="of:=[.E20]/[.$C$3]" office:value-type="float" office:value="0.0209167779261237" calcext:value-type="float">
            <text:p>0.020916777926124</text:p>
          </table:table-cell>
          <table:table-cell table:formula="of:=773.884147*(([.I20]*[.$C$4])/(1-[.I20]))^-0.316344914" office:value-type="float" office:value="228.937163237436" calcext:value-type="float">
            <text:p>228.9371632374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table:formula="of:=[.$C$5]/1000*[.B21]" office:value-type="float" office:value="0.205" calcext:value-type="float">
            <text:p>0.2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1]/([.B21]+[.$C$4]))" office:value-type="float" office:value="0.237840249888443" calcext:value-type="float">
            <text:p>0.237840249888443</text:p>
          </table:table-cell>
          <table:table-cell table:formula="of:=1000*[.$C$3]/([.$C$4]+[.B21])" office:value-type="float" office:value="5.80098170459616" calcext:value-type="float">
            <text:p>5.80098170459616</text:p>
          </table:table-cell>
          <table:table-cell table:formula="of:=[.D21]*[.C21]" office:value-type="float" office:value="1.025" calcext:value-type="float">
            <text:p>1.025</text:p>
          </table:table-cell>
          <table:table-cell table:formula="of:=FLOOR([.C21]*4096/2)" office:value-type="float" office:value="419" calcext:value-type="float">
            <text:p>419</text:p>
          </table:table-cell>
          <table:table-cell table:formula="of:=[.E21]/[.$C$3]" office:value-type="float" office:value="0.0182954038375725" calcext:value-type="float">
            <text:p>0.018295403837573</text:p>
          </table:table-cell>
          <table:table-cell table:formula="of:=773.884147*(([.I21]*[.$C$4])/(1-[.I21]))^-0.316344914" office:value-type="float" office:value="239.04517371561" calcext:value-type="float">
            <text:p>239.045173715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table:formula="of:=[.$C$5]/1000*[.B22]" office:value-type="float" office:value="0.185" calcext:value-type="float">
            <text:p>0.18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2]/([.B22]+[.$C$4]))" office:value-type="float" office:value="0.21502011622709" calcext:value-type="float">
            <text:p>0.21502011622709</text:p>
          </table:table-cell>
          <table:table-cell table:formula="of:=1000*[.$C$3]/([.$C$4]+[.B22])" office:value-type="float" office:value="5.81135449262405" calcext:value-type="float">
            <text:p>5.81135449262405</text:p>
          </table:table-cell>
          <table:table-cell table:formula="of:=[.D22]*[.C22]" office:value-type="float" office:value="0.925" calcext:value-type="float">
            <text:p>0.925</text:p>
          </table:table-cell>
          <table:table-cell table:formula="of:=FLOOR([.C22]*4096/2)" office:value-type="float" office:value="378" calcext:value-type="float">
            <text:p>378</text:p>
          </table:table-cell>
          <table:table-cell table:formula="of:=[.E22]/[.$C$3]" office:value-type="float" office:value="0.0165400089405454" calcext:value-type="float">
            <text:p>0.016540008940545</text:p>
          </table:table-cell>
          <table:table-cell table:formula="of:=773.884147*(([.I22]*[.$C$4])/(1-[.I22]))^-0.316344914" office:value-type="float" office:value="246.935375556381" calcext:value-type="float">
            <text:p>246.9353755563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table:formula="of:=[.$C$5]/1000*[.B23]" office:value-type="float" office:value="0.16" calcext:value-type="float">
            <text:p>0.16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3]/([.B23]+[.$C$4]))" office:value-type="float" office:value="0.186379928315412" calcext:value-type="float">
            <text:p>0.186379928315412</text:p>
          </table:table-cell>
          <table:table-cell table:formula="of:=1000*[.$C$3]/([.$C$4]+[.B23])" office:value-type="float" office:value="5.82437275985663" calcext:value-type="float">
            <text:p>5.82437275985663</text:p>
          </table:table-cell>
          <table:table-cell table:formula="of:=[.D23]*[.C23]" office:value-type="float" office:value="0.8" calcext:value-type="float">
            <text:p>0.8</text:p>
          </table:table-cell>
          <table:table-cell table:formula="of:=FLOOR([.C23]*4096/2)" office:value-type="float" office:value="327" calcext:value-type="float">
            <text:p>327</text:p>
          </table:table-cell>
          <table:table-cell table:formula="of:=[.E23]/[.$C$3]" office:value-type="float" office:value="0.014336917562724" calcext:value-type="float">
            <text:p>0.014336917562724</text:p>
          </table:table-cell>
          <table:table-cell table:formula="of:=773.884147*(([.I23]*[.$C$4])/(1-[.I23]))^-0.316344914" office:value-type="float" office:value="258.540991382368" calcext:value-type="float">
            <text:p>258.54099138236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formula="of:=[.$C$5]/1000*[.B24]" office:value-type="float" office:value="0.145" calcext:value-type="float">
            <text:p>0.14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4]/([.B24]+[.$C$4]))" office:value-type="float" office:value="0.169134140870345" calcext:value-type="float">
            <text:p>0.169134140870345</text:p>
          </table:table-cell>
          <table:table-cell table:formula="of:=1000*[.$C$3]/([.$C$4]+[.B24])" office:value-type="float" office:value="5.83221175414984" calcext:value-type="float">
            <text:p>5.83221175414984</text:p>
          </table:table-cell>
          <table:table-cell table:formula="of:=[.D24]*[.C24]" office:value-type="float" office:value="0.725" calcext:value-type="float">
            <text:p>0.725</text:p>
          </table:table-cell>
          <table:table-cell table:formula="of:=FLOOR([.C24]*4096/2)" office:value-type="float" office:value="296" calcext:value-type="float">
            <text:p>296</text:p>
          </table:table-cell>
          <table:table-cell table:formula="of:=[.E24]/[.$C$3]" office:value-type="float" office:value="0.0130103185284881" calcext:value-type="float">
            <text:p>0.013010318528488</text:p>
          </table:table-cell>
          <table:table-cell table:formula="of:=773.884147*(([.I24]*[.$C$4])/(1-[.I24]))^-0.316344914" office:value-type="float" office:value="266.71889384931" calcext:value-type="float">
            <text:p>266.718893849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[.$C$5]/1000*[.B25]" office:value-type="float" office:value="0.13" calcext:value-type="float">
            <text:p>0.13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5]/([.B25]+[.$C$4]))" office:value-type="float" office:value="0.151841868823001" calcext:value-type="float">
            <text:p>0.151841868823001</text:p>
          </table:table-cell>
          <table:table-cell table:formula="of:=1000*[.$C$3]/([.$C$4]+[.B25])" office:value-type="float" office:value="5.84007187780773" calcext:value-type="float">
            <text:p>5.84007187780773</text:p>
          </table:table-cell>
          <table:table-cell table:formula="of:=[.D25]*[.C25]" office:value-type="float" office:value="0.65" calcext:value-type="float">
            <text:p>0.65</text:p>
          </table:table-cell>
          <table:table-cell table:formula="of:=FLOOR([.C25]*4096/2)" office:value-type="float" office:value="266" calcext:value-type="float">
            <text:p>266</text:p>
          </table:table-cell>
          <table:table-cell table:formula="of:=[.E25]/[.$C$3]" office:value-type="float" office:value="0.0116801437556155" calcext:value-type="float">
            <text:p>0.011680143755616</text:p>
          </table:table-cell>
          <table:table-cell table:formula="of:=773.884147*(([.I25]*[.$C$4])/(1-[.I25]))^-0.316344914" office:value-type="float" office:value="276.093592745245" calcext:value-type="float">
            <text:p>276.0935927452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table:formula="of:=[.$C$5]/1000*[.B26]" office:value-type="float" office:value="0.115" calcext:value-type="float">
            <text:p>0.11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6]/([.B26]+[.$C$4]))" office:value-type="float" office:value="0.134502923976608" calcext:value-type="float">
            <text:p>0.134502923976608</text:p>
          </table:table-cell>
          <table:table-cell table:formula="of:=1000*[.$C$3]/([.$C$4]+[.B26])" office:value-type="float" office:value="5.84795321637427" calcext:value-type="float">
            <text:p>5.84795321637427</text:p>
          </table:table-cell>
          <table:table-cell table:formula="of:=[.D26]*[.C26]" office:value-type="float" office:value="0.575" calcext:value-type="float">
            <text:p>0.575</text:p>
          </table:table-cell>
          <table:table-cell table:formula="of:=FLOOR([.C26]*4096/2)" office:value-type="float" office:value="235" calcext:value-type="float">
            <text:p>235</text:p>
          </table:table-cell>
          <table:table-cell table:formula="of:=[.E26]/[.$C$3]" office:value-type="float" office:value="0.0103463787674314" calcext:value-type="float">
            <text:p>0.010346378767431</text:p>
          </table:table-cell>
          <table:table-cell table:formula="of:=773.884147*(([.I26]*[.$C$4])/(1-[.I26]))^-0.316344914" office:value-type="float" office:value="287.012145426161" calcext:value-type="float">
            <text:p>287.0121454261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table:formula="of:=[.$C$5]/1000*[.B27]" office:value-type="float" office:value="0.105" calcext:value-type="float">
            <text:p>0.1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7]/([.B27]+[.$C$4]))" office:value-type="float" office:value="0.122917604682575" calcext:value-type="float">
            <text:p>0.122917604682575</text:p>
          </table:table-cell>
          <table:table-cell table:formula="of:=1000*[.$C$3]/([.$C$4]+[.B27])" office:value-type="float" office:value="5.85321927059883" calcext:value-type="float">
            <text:p>5.85321927059883</text:p>
          </table:table-cell>
          <table:table-cell table:formula="of:=[.D27]*[.C27]" office:value-type="float" office:value="0.525" calcext:value-type="float">
            <text:p>0.525</text:p>
          </table:table-cell>
          <table:table-cell table:formula="of:=FLOOR([.C27]*4096/2)" office:value-type="float" office:value="215" calcext:value-type="float">
            <text:p>215</text:p>
          </table:table-cell>
          <table:table-cell table:formula="of:=[.E27]/[.$C$3]" office:value-type="float" office:value="0.00945520036019811" calcext:value-type="float">
            <text:p>0.009455200360198</text:p>
          </table:table-cell>
          <table:table-cell table:formula="of:=773.884147*(([.I27]*[.$C$4])/(1-[.I27]))^-0.316344914" office:value-type="float" office:value="295.391912849757" calcext:value-type="float">
            <text:p>295.3919128497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formula="of:=[.$C$5]/1000*[.B28]" office:value-type="float" office:value="0.095" calcext:value-type="float">
            <text:p>0.09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8]/([.B28]+[.$C$4]))" office:value-type="float" office:value="0.111311401532222" calcext:value-type="float">
            <text:p>0.111311401532222</text:p>
          </table:table-cell>
          <table:table-cell table:formula="of:=1000*[.$C$3]/([.$C$4]+[.B28])" office:value-type="float" office:value="5.85849481748535" calcext:value-type="float">
            <text:p>5.85849481748535</text:p>
          </table:table-cell>
          <table:table-cell table:formula="of:=[.D28]*[.C28]" office:value-type="float" office:value="0.475" calcext:value-type="float">
            <text:p>0.475</text:p>
          </table:table-cell>
          <table:table-cell table:formula="of:=FLOOR([.C28]*4096/2)" office:value-type="float" office:value="194" calcext:value-type="float">
            <text:p>194</text:p>
          </table:table-cell>
          <table:table-cell table:formula="of:=[.E28]/[.$C$3]" office:value-type="float" office:value="0.00856241550247859" calcext:value-type="float">
            <text:p>0.008562415502479</text:p>
          </table:table-cell>
          <table:table-cell table:formula="of:=773.884147*(([.I28]*[.$C$4])/(1-[.I28]))^-0.316344914" office:value-type="float" office:value="304.893911778256" calcext:value-type="float">
            <text:p>304.893911778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8:38:45.416795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5T14:29:59.530599302</meta:creation-date>
    <dc:date>2020-05-26T10:59:15.324671068</dc:date>
    <meta:editing-duration>P3DT11H17M46S</meta:editing-duration>
    <meta:editing-cycles>10</meta:editing-cycles>
    <meta:generator>LibreOffice/6.4.3.2$Linux_X86_64 LibreOffice_project/40$Build-2</meta:generator>
    <meta:document-statistic meta:table-count="1" meta:cell-count="23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739cm" svg:y="0.316cm" chart:style-name="ch2">
          <text:p>res vs temp</text:p>
        </chart:title>
        <chart:legend chart:legend-position="end" svg:x="11.878cm" svg:y="3.952cm" style:legend-expansion="high" chart:style-name="ch3"/>
        <chart:plot-area chart:style-name="ch4" table:cell-range-address="Sheet1.A8:Sheet1.B28" svg:x="1.298cm" svg:y="0.975cm" svg:width="13.095cm" svg:height="7.542cm">
          <chartooo:coordinate-region svg:x="2.105cm" svg:y="1.174cm" svg:width="12.008cm" svg:height="6.6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8:Sheet1.A28" chart:class="chart:scatter">
            <chart:domain table:cell-range-address="Sheet1.B8:Sheet1.B28"/>
            <chart:regression-curve chart:style-name="ch8">
              <chart:equation chart:display-equation="true" chart:display-r-square="true" svg:x="5.03cm" svg:y="1.148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">
                <text:p>322</text:p>
                <draw:g>
                  <svg:desc>Sheet1.B8:Sheet1.B28</svg:desc>
                </draw:g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">
                <text:p>2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64cm" svg:y="3.955cm" style:legend-expansion="high" chart:style-name="ch2"/>
        <chart:plot-area chart:style-name="ch3" table:cell-range-address="Sheet1.E7:Sheet1.E28 Sheet1.A8:Sheet1.A28" chart:data-source-has-labels="row" svg:x="0.319cm" svg:y="0.18cm" svg:width="11.026cm" svg:height="8.646cm">
          <chartooo:coordinate-region svg:x="1.126cm" svg:y="0.379cm" svg:width="9.97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28" chart:label-cell-address="Sheet1.E7:Sheet1.E7" chart:class="chart:scatter">
            <chart:domain table:cell-range-address="Sheet1.E8:Sheet1.E28"/>
            <chart:regression-curve chart:style-name="ch7">
              <chart:equation chart:display-equation="true" chart:display-r-square="true"/>
            </chart:regression-curve>
            <chart:data-point chart:repeated="10"/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out (Rdiv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5979381443299">
                <text:p>1.65979381443299</text:p>
                <draw:g>
                  <svg:desc>Sheet1.E8:Sheet1.E28</svg:desc>
                </draw:g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227088402271">
                <text:p>1.402270884022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669971086328">
                <text:p>1.186699710863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83857442348">
                <text:p>1.00838574423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5626326963907">
                <text:p>0.85562632696390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0587730587731">
                <text:p>0.7305877305877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757785467128">
                <text:p>0.629757785467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54006968641">
                <text:p>0.54355400696864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2623740692072">
                <text:p>0.4726237406920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6428885953325">
                <text:p>0.4064288859533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1446317657498">
                <text:p>0.3114463176574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1918113039608">
                <text:p>0.27191811303960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7840249888443">
                <text:p>0.2378402498884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502011622709">
                <text:p>0.2150201162270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6379928315412">
                <text:p>0.18637992831541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9134140870345">
                <text:p>0.1691341408703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841868823001">
                <text:p>0.1518418688230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4502923976608">
                <text:p>0.1345029239766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2917604682575">
                <text:p>0.1229176046825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311401532222">
                <text:p>0.111311401532222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77cm" svg:y="3.955cm" style:legend-expansion="high" chart:style-name="ch2"/>
        <chart:plot-area chart:style-name="ch3" table:cell-range-address="Sheet1.C7:Sheet1.C28 Sheet1.A8:Sheet1.A28" chart:data-source-has-labels="row" svg:x="0.319cm" svg:y="0.18cm" svg:width="11.132cm" svg:height="8.646cm">
          <chartooo:coordinate-region svg:x="1.126cm" svg:y="0.379cm" svg:width="10.0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28" chart:label-cell-address="Sheet1.C7:Sheet1.C7" chart:class="chart:scatter">
            <chart:domain table:cell-range-address="Sheet1.C8:Sheet1.C28"/>
            <chart:regression-curve chart:style-name="ch7">
              <chart:equation chart:display-equation="true"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ut (Isrc)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1">
                <text:p>1.61</text:p>
                <draw:g>
                  <svg:desc>Sheet1.C8:Sheet1.C28</svg:desc>
                </draw:g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">
                <text:p>1.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5">
                <text:p>1.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">
                <text:p>0.9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">
                <text:p>0.7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">
                <text:p>0.4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">
                <text:p>0.3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">
                <text:p>0.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5">
                <text:p>0.2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">
                <text:p>0.2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5">
                <text:p>0.1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5">
                <text:p>0.1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">
                <text:p>0.10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">
                <text:p>0.09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